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64e7a" style:font-name="arial" style:font-size-asian="12pt" style:font-size-complex="12pt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64e7a" style:font-name="arial" style:font-size-asian="11pt" style:font-size-complex="11pt" style:text-underline-style="none"/>
    </style:style>
    <style:style style:family="paragraph" style:name="P7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8" style:parent-style-name="Standard">
      <style:text-properties fo:font-size="11pt" fo:font-weight="bold" style:font-name="arial" style:font-size-asian="11pt" style:font-size-complex="11pt" style:font-weight-asian="bold" style:text-underline-style="none"/>
    </style:style>
    <style:style style:family="paragraph" style:name="P9" style:parent-style-name="Standard">
      <style:text-properties fo:font-size="11pt" fo:font-weight="normal" style:font-name="arial" style:font-size-asian="11pt" style:font-size-complex="11pt" style:font-weight-asian="normal" style:font-weight-complex="normal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4e7a" style:font-name="Arial" style:font-size-asian="10pt" style:font-size-complex="10pt"/>
    </style:style>
    <style:style style:family="paragraph" style:name="P11" style:parent-style-name="UrbanTitle">
      <style:text-properties fo:font-weight="bold" officeooo:paragraph-rsid="00164e7a" style:font-name="arial" style:font-weight-asian="bold" style:font-weight-complex="bold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country="none" fo:language="none" style:country-asian="none" style:font-name-complex="Arial" style:language-asian="non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1">Déclaration environnementale: transmis de la décision du collège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tool.formatDate(urbanEventObj.getDecisionDate())</text:text-input></text:span><text:span text:style-name="T4"><text:s/></text:span><text:span text:style-name="T5">p</text:span><text:span text:style-name="T4">ar laquelle le collège prend acte de votre déclaration concernant :</text:span></text:p>
      <text:section text:name="Section1" text:style-name="Sect1">
        <text:p text:style-name="P8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9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3"/>
      <text:p text:style-name="P3"/>
      <text:p text:style-name="P3"><field:fieldmark-start field:type="" text:name="Unknown"/><text:span text:style-name="T6">En vertu de l'article 14§ 5 du décret mentionné ci-dessus, des conditions complémentaires seront prescrites et vous en serez informé dans les quinze jours: </text:span><field:fieldmark-end/><text:span text:style-name="T4"><text:s/></text:span></text:p>
      <text:p text:style-name="P7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3"/>
      <text:p text:style-name="P3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64e7a" style:font-name="arial" style:font-size-asian="12pt" style:font-size-complex="12pt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64e7a" style:font-name="arial" style:font-size-asian="11pt" style:font-size-complex="11pt" style:text-underline-style="none"/>
    </style:style>
    <style:style style:family="paragraph" style:name="P7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8" style:parent-style-name="Standard">
      <style:text-properties fo:font-size="11pt" fo:font-weight="bold" style:font-name="arial" style:font-size-asian="11pt" style:font-size-complex="11pt" style:font-weight-asian="bold" style:text-underline-style="none"/>
    </style:style>
    <style:style style:family="paragraph" style:name="P9" style:parent-style-name="Standard">
      <style:text-properties fo:font-size="11pt" fo:font-weight="normal" style:font-name="arial" style:font-size-asian="11pt" style:font-size-complex="11pt" style:font-weight-asian="normal" style:font-weight-complex="normal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4e7a" style:font-name="Arial" style:font-size-asian="10pt" style:font-size-complex="10pt"/>
    </style:style>
    <style:style style:family="paragraph" style:name="P11" style:parent-style-name="UrbanTitle">
      <style:text-properties fo:font-weight="bold" officeooo:paragraph-rsid="00164e7a" style:font-name="arial" style:font-weight-asian="bold" style:font-weight-complex="bold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country="none" fo:language="none" style:country-asian="none" style:font-name-complex="Arial" style:language-asian="non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1">Déclaration environnementale: transmis de la décision du collège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tool.formatDate(urbanEventObj.getDecisionDate())</text:text-input></text:span><text:span text:style-name="T4"><text:s/></text:span><text:span text:style-name="T5">p</text:span><text:span text:style-name="T4">ar laquelle le collège prend acte de votre déclaration concernant :</text:span></text:p>
      <text:section text:name="Section1" text:style-name="Sect1">
        <text:p text:style-name="P8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9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3"/>
      <text:p text:style-name="P3"/>
      <text:p text:style-name="P3"><field:fieldmark-start field:type="" text:name="Unknown"/><text:span text:style-name="T6">En vertu de l'article 14§ 5 du décret mentionné ci-dessus, des conditions complémentaires seront prescrites et vous en serez informé dans les quinze jours: </text:span><field:fieldmark-end/><text:span text:style-name="T4"><text:s/></text:span></text:p>
      <text:p text:style-name="P7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3"/>
      <text:p text:style-name="P3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64e7a" style:font-name="arial" style:font-size-asian="12pt" style:font-size-complex="12pt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64e7a" style:font-name="arial" style:font-size-asian="11pt" style:font-size-complex="11pt" style:text-underline-style="none"/>
    </style:style>
    <style:style style:family="paragraph" style:name="P7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8" style:parent-style-name="Standard">
      <style:text-properties fo:font-size="11pt" fo:font-weight="bold" style:font-name="arial" style:font-size-asian="11pt" style:font-size-complex="11pt" style:font-weight-asian="bold" style:text-underline-style="none"/>
    </style:style>
    <style:style style:family="paragraph" style:name="P9" style:parent-style-name="Standard">
      <style:text-properties fo:font-size="11pt" fo:font-weight="normal" style:font-name="arial" style:font-size-asian="11pt" style:font-size-complex="11pt" style:font-weight-asian="normal" style:font-weight-complex="normal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4e7a" style:font-name="Arial" style:font-size-asian="10pt" style:font-size-complex="10pt"/>
    </style:style>
    <style:style style:family="paragraph" style:name="P11" style:parent-style-name="UrbanTitle">
      <style:text-properties fo:font-weight="bold" officeooo:paragraph-rsid="00164e7a" style:font-name="arial" style:font-weight-asian="bold" style:font-weight-complex="bold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country="none" fo:language="none" style:country-asian="none" style:font-name-complex="Arial" style:language-asian="non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1">Déclaration environnementale: transmis de la décision du collège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tool.formatDate(urbanEventObj.getDecisionDate())</text:text-input></text:span><text:span text:style-name="T4"><text:s/></text:span><text:span text:style-name="T5">p</text:span><text:span text:style-name="T4">ar laquelle le collège prend acte de votre déclaration concernant :</text:span></text:p>
      <text:section text:name="Section1" text:style-name="Sect1">
        <text:p text:style-name="P8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9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3"/>
      <text:p text:style-name="P3"/>
      <text:p text:style-name="P3"><field:fieldmark-start field:type="" text:name="Unknown"/><text:span text:style-name="T6">En vertu de l'article 14§ 5 du décret mentionné ci-dessus, des conditions complémentaires seront prescrites et vous en serez informé dans les quinze jours: </text:span><field:fieldmark-end/><text:span text:style-name="T4"><text:s/></text:span></text:p>
      <text:p text:style-name="P7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3"/>
      <text:p text:style-name="P3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Ubuntu1" svg:font-family="Ubuntu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text-properties style:font-name="arial" style:text-underline-style="none"/>
    </style:style>
    <style:style style:family="paragraph" style:name="P2" style:parent-style-name="UrbanBody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style:font-name="arial" style:font-size-asian="11pt" style:font-size-complex="11pt" style:text-underline-style="none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164e7a" style:font-name="arial" style:font-size-asian="12pt" style:font-size-complex="12pt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164e7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164e7a" style:font-name="arial" style:font-size-asian="11pt" style:font-size-complex="11pt" style:text-underline-style="none"/>
    </style:style>
    <style:style style:family="paragraph" style:name="P7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loext:hyphenation-no-caps="false" style:font-name="arial" style:font-size-asian="11pt" style:font-size-complex="11pt" style:text-underline-style="none"/>
    </style:style>
    <style:style style:family="paragraph" style:name="P8" style:parent-style-name="Standard">
      <style:text-properties fo:font-size="11pt" fo:font-weight="bold" style:font-name="arial" style:font-size-asian="11pt" style:font-size-complex="11pt" style:font-weight-asian="bold" style:text-underline-style="none"/>
    </style:style>
    <style:style style:family="paragraph" style:name="P9" style:parent-style-name="Standard">
      <style:text-properties fo:font-size="11pt" fo:font-weight="normal" style:font-name="arial" style:font-size-asian="11pt" style:font-size-complex="11pt" style:font-weight-asian="normal" style:font-weight-complex="normal" style:text-underline-style="none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64e7a" style:font-name="Arial" style:font-size-asian="10pt" style:font-size-complex="10pt"/>
    </style:style>
    <style:style style:family="paragraph" style:name="P11" style:parent-style-name="UrbanTitle">
      <style:text-properties fo:font-weight="bold" officeooo:paragraph-rsid="00164e7a" style:font-name="arial" style:font-weight-asian="bold" style:font-weight-complex="bold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"/>
    </style:style>
    <style:style style:family="text" style:name="T5">
      <style:text-properties fo:letter-spacing="-0.005cm"/>
    </style:style>
    <style:style style:family="text" style:name="T6">
      <style:text-properties fo:country="none" fo:language="none" style:country-asian="none" style:font-name-complex="Arial" style:language-asian="none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12"><text:span text:style-name="T18">do text</text:span></text:p><text:p text:style-name="P12"><text:span text:style-name="T1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4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1">Déclaration environnementale: transmis de la décision du collège</text:p>
      <text:p text:style-name="P1"/>
      <text:p text:style-name="P3"><text:span text:style-name="T3"/></text:p>
      <text:p text:style-name="P3"/>
      <text:p text:style-name="P3"><office:annotation><dc:creator>Gauthier Bastien</dc:creator><dc:date>2011-02-16T16:12:24</dc:date><text:p text:style-name="P12"><text:span text:style-name="T1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<text:span text:style-name="T4">Conformément à l'article 14 du décret du 11 mars 1999 relatif au permis d'environnement, nous avons l'honneur de vous transmettre copie de la séance du Collège du </text:span><text:span text:style-name="T4"><text:text-input text:description="Evénement-Date de la décision">tool.formatDate(urbanEventObj.getDecisionDate())</text:text-input></text:span><text:span text:style-name="T4"><text:s/></text:span><text:span text:style-name="T5">p</text:span><text:span text:style-name="T4">ar laquelle le collège prend acte de votre déclaration concernant :</text:span></text:p>
      <text:section text:name="Section1" text:style-name="Sect1">
        <text:p text:style-name="P8"><office:annotation><dc:creator>Simon Delcourt</dc:creator><dc:date>2012-12-04T15:36:36</dc:date><text:p text:style-name="P12"><text:span text:style-name="T15">do section for rubric in self.getRubrics()</text:span></text:p></office:annotation><text:span text:style-name="T7">N° </text:span><text:span text:style-name="T7"><text:text-input text:description="Permis de bâtir-Objet du permis">rubric.getNumber()</text:text-input></text:span><text:span text:style-name="T7">, Classe </text:span><text:span text:style-name="T7"><text:text-input text:description="Permis de bâtir-Objet du permis">rubric.getClass()</text:text-input></text:span><text:span text:style-name="T7"> :</text:span></text:p>
        <text:p text:style-name="P9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P3"/>
      <text:p text:style-name="P3"/>
      <text:p text:style-name="P3"><field:fieldmark-start field:type="" text:name="Unknown"/><text:span text:style-name="T6">En vertu de l'article 14§ 5 du décret mentionné ci-dessus, des conditions complémentaires seront prescrites et vous en serez informé dans les quinze jours: </text:span><field:fieldmark-end/><text:span text:style-name="T4"><text:s/></text:span></text:p>
      <text:p text:style-name="P7"/>
      <text:p text:style-name="P2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3"/>
      <text:p text:style-name="P3"><text:span text:style-name="T1"><office:annotation><dc:creator>sde </dc:creator><dc:date>2011-07-27T10:02:32</dc:date><text:p text:style-name="P12"><text:span text:style-name="T12">do text</text:span></text:p><text:p text:style-name="P12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2:03.757500318</dc:date>
    <meta:editing-duration>PT12H53M17S</meta:editing-duration>
    <meta:editing-cycles>66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149" meta:character-count="1217" meta:non-whitespace-character-count="1107"/>
  </office:meta>
</office:document-meta>
</file>